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10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text-properties officeooo:rsid="0006041d" officeooo:paragraph-rsid="0006041d"/>
    </style:style>
    <style:style style:name="P20" style:family="paragraph" style:parent-style-name="Standard">
      <style:text-properties officeooo:rsid="0006041d" officeooo:paragraph-rsid="00082c23"/>
    </style:style>
    <style:style style:name="P21" style:family="paragraph" style:parent-style-name="Standard">
      <style:text-properties officeooo:rsid="0006041d" officeooo:paragraph-rsid="000894ba"/>
    </style:style>
    <style:style style:name="P22" style:family="paragraph" style:parent-style-name="Standard">
      <style:text-properties officeooo:paragraph-rsid="000894ba"/>
    </style:style>
    <style:style style:name="P23" style:family="paragraph" style:parent-style-name="Standard">
      <style:text-properties officeooo:rsid="000894ba" officeooo:paragraph-rsid="000894ba"/>
    </style:style>
    <style:style style:name="P24" style:family="paragraph" style:parent-style-name="Standard">
      <style:text-properties officeooo:rsid="000b1633" officeooo:paragraph-rsid="000b1633"/>
    </style:style>
    <style:style style:name="P25" style:family="paragraph" style:parent-style-name="Standard">
      <style:text-properties officeooo:rsid="0015b94f" officeooo:paragraph-rsid="0015b94f"/>
    </style:style>
    <style:style style:name="P26" style:family="paragraph" style:parent-style-name="Standard">
      <style:text-properties officeooo:rsid="0016669f" officeooo:paragraph-rsid="0016669f"/>
    </style:style>
    <style:style style:name="P27" style:family="paragraph" style:parent-style-name="Standard">
      <style:text-properties officeooo:paragraph-rsid="0016669f"/>
    </style:style>
    <style:style style:name="P28" style:family="paragraph" style:parent-style-name="Standard">
      <style:text-properties officeooo:rsid="00082c23" officeooo:paragraph-rsid="00082c23"/>
    </style:style>
    <style:style style:name="P29" style:family="paragraph" style:parent-style-name="Standard">
      <style:text-properties officeooo:rsid="00186b71" officeooo:paragraph-rsid="001b1d83"/>
    </style:style>
    <style:style style:name="P30" style:family="paragraph" style:parent-style-name="Standard">
      <style:text-properties officeooo:rsid="00197116" officeooo:paragraph-rsid="001b1d83"/>
    </style:style>
    <style:style style:name="P31" style:family="paragraph" style:parent-style-name="Standard">
      <style:text-properties officeooo:paragraph-rsid="001b1d83"/>
    </style:style>
    <style:style style:name="P32" style:family="paragraph" style:parent-style-name="Standard">
      <style:text-properties officeooo:rsid="001e4053" officeooo:paragraph-rsid="001e4053"/>
    </style:style>
    <style:style style:name="P33" style:family="paragraph" style:parent-style-name="Standard">
      <style:text-properties officeooo:rsid="0030d02f" officeooo:paragraph-rsid="0030d02f"/>
    </style:style>
    <style:style style:name="P34" style:family="paragraph" style:parent-style-name="Standard">
      <style:text-properties officeooo:rsid="0030da1a" officeooo:paragraph-rsid="0030da1a"/>
    </style:style>
    <style:style style:name="P35" style:family="paragraph" style:parent-style-name="Standard">
      <style:paragraph-properties fo:margin-top="0cm" fo:margin-bottom="0cm" style:contextual-spacing="false" fo:line-height="115%" style:writing-mode="lr-tb"/>
    </style:style>
    <style:style style:name="P36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7" style:family="paragraph" style:parent-style-name="Heading_20_3">
      <style:text-properties officeooo:rsid="0006041d" officeooo:paragraph-rsid="0006041d"/>
    </style:style>
    <style:style style:name="P38" style:family="paragraph" style:parent-style-name="Heading_20_3">
      <style:text-properties officeooo:rsid="0006041d" officeooo:paragraph-rsid="00143ad1"/>
    </style:style>
    <style:style style:name="P39" style:family="paragraph" style:parent-style-name="Standard">
      <style:paragraph-properties fo:line-height="115%" fo:break-before="page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40" style:family="paragraph" style:parent-style-name="Heading_20_1">
      <style:paragraph-properties fo:break-before="page"/>
      <style:text-properties officeooo:rsid="00186b71" officeooo:paragraph-rsid="001b1d83"/>
    </style:style>
    <style:style style:name="P41" style:family="paragraph" style:parent-style-name="Heading_20_1">
      <style:text-properties officeooo:rsid="00186b71" officeooo:paragraph-rsid="00186b71"/>
    </style:style>
    <style:style style:name="P4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3" style:family="paragraph" style:parent-style-name="Standard" style:list-style-name="L1">
      <style:text-properties officeooo:rsid="0020e9be" officeooo:paragraph-rsid="0020e9be"/>
    </style:style>
    <style:style style:name="P44" style:family="paragraph" style:parent-style-name="Standard" style:list-style-name="L1">
      <style:text-properties officeooo:rsid="002377c4" officeooo:paragraph-rsid="0032ff73"/>
    </style:style>
    <style:style style:name="P45" style:family="paragraph" style:parent-style-name="Standard" style:list-style-name="L1">
      <style:text-properties officeooo:rsid="001c6136" officeooo:paragraph-rsid="001c6136"/>
    </style:style>
    <style:style style:name="P46" style:family="paragraph" style:parent-style-name="Standard" style:list-style-name="L1">
      <style:text-properties officeooo:rsid="00186b71" officeooo:paragraph-rsid="001b1d83"/>
    </style:style>
    <style:style style:name="P47" style:family="paragraph" style:parent-style-name="Standard" style:list-style-name="L2">
      <style:text-properties officeooo:rsid="00186b71" officeooo:paragraph-rsid="001b1d83"/>
    </style:style>
    <style:style style:name="P48" style:family="paragraph" style:parent-style-name="Standard" style:list-style-name="L3">
      <style:text-properties officeooo:rsid="00186b71" officeooo:paragraph-rsid="001b1d83"/>
    </style:style>
    <style:style style:name="P49" style:family="paragraph" style:parent-style-name="Standard" style:list-style-name="L3">
      <style:text-properties style:text-line-through-style="solid" style:text-line-through-type="single" officeooo:rsid="00186b71" officeooo:paragraph-rsid="002d259b"/>
    </style:style>
    <style:style style:name="P50" style:family="paragraph" style:parent-style-name="Standard" style:list-style-name="L3">
      <style:text-properties style:text-line-through-style="solid" style:text-line-through-type="single" officeooo:rsid="002c9813" officeooo:paragraph-rsid="002d259b"/>
    </style:style>
    <style:style style:name="P51" style:family="paragraph" style:parent-style-name="Standard" style:list-style-name="L4">
      <style:text-properties style:text-line-through-style="solid" style:text-line-through-type="single" officeooo:rsid="0030d02f" officeooo:paragraph-rsid="0030d02f"/>
    </style:style>
    <style:style style:name="P52" style:family="paragraph" style:parent-style-name="Standard" style:list-style-name="L5">
      <style:text-properties style:text-line-through-style="solid" style:text-line-through-type="single" officeooo:rsid="0030d02f" officeooo:paragraph-rsid="0030d02f"/>
    </style:style>
    <style:style style:name="P53" style:family="paragraph" style:parent-style-name="Standard" style:list-style-name="L4">
      <style:text-properties officeooo:rsid="0028a27e" officeooo:paragraph-rsid="001e4053"/>
    </style:style>
    <style:style style:name="P54" style:family="paragraph" style:parent-style-name="Standard" style:list-style-name="L4">
      <style:text-properties officeooo:rsid="001e4053" officeooo:paragraph-rsid="0028a27e"/>
    </style:style>
    <style:style style:name="P55" style:family="paragraph" style:parent-style-name="Standard" style:list-style-name="L5">
      <style:text-properties officeooo:rsid="0030d02f" officeooo:paragraph-rsid="0030d02f"/>
    </style:style>
    <style:style style:name="P56" style:family="paragraph" style:parent-style-name="Standard" style:list-style-name="L6">
      <style:text-properties officeooo:rsid="0006041d" officeooo:paragraph-rsid="0006041d"/>
    </style:style>
    <style:style style:name="P57" style:family="paragraph" style:parent-style-name="Standard" style:list-style-name="L7">
      <style:text-properties officeooo:rsid="0006041d" officeooo:paragraph-rsid="0006041d"/>
    </style:style>
    <style:style style:name="P58" style:family="paragraph" style:parent-style-name="Standard" style:list-style-name="L8">
      <style:text-properties officeooo:rsid="0006041d" officeooo:paragraph-rsid="0006041d"/>
    </style:style>
    <style:style style:name="P59" style:family="paragraph" style:parent-style-name="Standard" style:list-style-name="L9">
      <style:text-properties officeooo:rsid="0006041d" officeooo:paragraph-rsid="0006041d"/>
    </style:style>
    <style:style style:name="P60" style:family="paragraph" style:parent-style-name="Standard" style:list-style-name="L10">
      <style:text-properties officeooo:rsid="0006041d" officeooo:paragraph-rsid="00082c23"/>
    </style:style>
    <style:style style:name="P61" style:family="paragraph" style:parent-style-name="Standard" style:list-style-name="L11">
      <style:text-properties officeooo:rsid="0006041d" officeooo:paragraph-rsid="000894ba"/>
    </style:style>
    <style:style style:name="P62" style:family="paragraph" style:parent-style-name="Standard" style:list-style-name="L12">
      <style:text-properties officeooo:paragraph-rsid="000894ba"/>
    </style:style>
    <style:style style:name="P63" style:family="paragraph" style:parent-style-name="Standard" style:list-style-name="L13">
      <style:text-properties officeooo:rsid="0015b94f" officeooo:paragraph-rsid="0015b94f"/>
    </style:style>
    <style:style style:name="P64" style:family="paragraph" style:parent-style-name="Standard" style:list-style-name="L2">
      <style:text-properties officeooo:rsid="0039931a" officeooo:paragraph-rsid="0039931a"/>
    </style:style>
    <style:style style:name="P65" style:family="paragraph" style:parent-style-name="Standard" style:list-style-name="L1">
      <style:text-properties officeooo:rsid="003b6e41" officeooo:paragraph-rsid="003b6e41"/>
    </style:style>
    <style:style style:name="P6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6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68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69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70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71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72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73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74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77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78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79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80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81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82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83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84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/>
    </style:style>
    <style:style style:name="P85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86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7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8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9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0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1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2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3" style:family="paragraph" style:parent-style-name="Heading_20_1">
      <style:paragraph-properties fo:line-height="115%" fo:break-before="page" style:writing-mode="lr-tb"/>
    </style:style>
    <style:style style:name="P94" style:family="paragraph" style:parent-style-name="Heading_20_1">
      <style:paragraph-properties fo:line-height="115%" fo:break-before="auto" fo:break-after="auto" style:writing-mode="lr-tb"/>
    </style:style>
    <style:style style:name="P95" style:family="paragraph" style:parent-style-name="Heading_20_2">
      <style:paragraph-properties fo:line-height="115%" fo:break-before="auto" fo:break-after="auto" style:writing-mode="lr-tb"/>
    </style:style>
    <style:style style:name="P96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97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P98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officeooo:rsid="0006041d"/>
    </style:style>
    <style:style style:name="T6" style:family="text">
      <style:text-properties officeooo:rsid="0006a751"/>
    </style:style>
    <style:style style:name="T7" style:family="text">
      <style:text-properties officeooo:rsid="00082c23"/>
    </style:style>
    <style:style style:name="T8" style:family="text">
      <style:text-properties officeooo:rsid="000894ba"/>
    </style:style>
    <style:style style:name="T9" style:family="text">
      <style:text-properties officeooo:rsid="000b1633"/>
    </style:style>
    <style:style style:name="T10" style:family="text">
      <style:text-properties officeooo:rsid="000b3c9b"/>
    </style:style>
    <style:style style:name="T11" style:family="text">
      <style:text-properties officeooo:rsid="000b565b"/>
    </style:style>
    <style:style style:name="T12" style:family="text">
      <style:text-properties officeooo:rsid="000e2987"/>
    </style:style>
    <style:style style:name="T13" style:family="text">
      <style:text-properties officeooo:rsid="000e3094"/>
    </style:style>
    <style:style style:name="T14" style:family="text">
      <style:text-properties officeooo:rsid="001020ca"/>
    </style:style>
    <style:style style:name="T15" style:family="text">
      <style:text-properties officeooo:rsid="0010df7f"/>
    </style:style>
    <style:style style:name="T16" style:family="text">
      <style:text-properties officeooo:rsid="00143ad1"/>
    </style:style>
    <style:style style:name="T17" style:family="text">
      <style:text-properties officeooo:rsid="0015b94f"/>
    </style:style>
    <style:style style:name="T18" style:family="text">
      <style:text-properties officeooo:rsid="001fab6c"/>
    </style:style>
    <style:style style:name="T19" style:family="text">
      <style:text-properties officeooo:rsid="00197116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officeooo:rsid="00220a20"/>
    </style:style>
    <style:style style:name="T22" style:family="text">
      <style:text-properties style:text-line-through-style="solid" style:text-line-through-type="single" officeooo:rsid="00197116"/>
    </style:style>
    <style:style style:name="T23" style:family="text">
      <style:text-properties officeooo:rsid="0034f12c"/>
    </style:style>
    <style:style style:name="T24" style:family="text">
      <style:text-properties officeooo:rsid="003c77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"/>
      <text:p text:style-name="P3">Livret numérique de suivi des périodes de formation en milieu professionnel</text:p>
      <text:p text:style-name="P2"/>
      <text:p text:style-name="P2"/>
      <text:p text:style-name="P2"/>
      <text:p text:style-name="P2"/>
      <text:p text:style-name="P2"/>
      <text:p text:style-name="P2"/>
      <text:p text:style-name="P5">Partie 2 : développement logiciel - analyse UM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36"/>
      <text:p text:style-name="P36"/>
      <text:p text:style-name="P40">SESE A FAIRE :</text:p>
      <text:p text:style-name="P29">Général : </text:p>
      <text:list xml:id="list4231316377469264380" text:style-name="L1">
        <text:list-item>
          <text:p text:style-name="P43"><text:span text:style-name="T20">Creer une class “User” qui indique l'utilisateur connecté s'il existe et son groupe +</text:span><text:span text:style-name="T21">autre (voir où utiliser cette objet : main router ou controller?). Rediriger sur Login si aucune connection</text:span></text:p>
        </text:list-item>
        <text:list-item>
          <text:p text:style-name="P44"><text:span text:style-name="T22">voir dépendances tables base de données (gérer dans modèle et/ou mySql)</text:span><text:span text:style-name="T19">??</text:span></text:p>
        </text:list-item>
        <text:list-item>
          <text:p text:style-name="P44">Gerer HTTP 404 et exceptions</text:p>
        </text:list-item>
        <text:list-item>
          <text:p text:style-name="P45">Ajouter la spécialité de la promoption sur les entêtes</text:p>
        </text:list-item>
        <text:list-item>
          <text:p text:style-name="P46">crypter mot de passe</text:p>
        </text:list-item>
        <text:list-item>
          <text:p text:style-name="P46">passer en HTTPS</text:p>
        </text:list-item>
        <text:list-item>
          <text:p text:style-name="P65">corriger bug avec logger avec print_r(<text:span text:style-name="T24">array(...)</text:span>) provoque une erreur dans php qui interrompt java script</text:p>
        </text:list-item>
      </text:list>
      <text:p text:style-name="P30"/>
      <text:p text:style-name="P31">login :</text:p>
      <text:list xml:id="list7045822368617872696" text:style-name="L2">
        <text:list-item>
          <text:p text:style-name="P47">changer entête</text:p>
        </text:list-item>
        <text:list-item>
          <text:p text:style-name="P47">créer formulaire de récupération de mot de passe</text:p>
        </text:list-item>
        <text:list-item>
          <text:p text:style-name="P64">corriger bug page a propos si utilisateur non connecté (voir main router)</text:p>
        </text:list-item>
      </text:list>
      <text:p text:style-name="P29"/>
      <text:p text:style-name="P29">administraion :</text:p>
      <text:list xml:id="list4769373893600976814" text:style-name="L3">
        <text:list-item>
          <text:p text:style-name="P48">refactorer création stagiaire (comme celui enseignant)</text:p>
        </text:list-item>
        <text:list-item>
          <text:p text:style-name="P48">revoir formulaire compétence (ergonomie)</text:p>
        </text:list-item>
        <text:list-item>
          <text:p text:style-name="P49">insérer formulaire de création convention</text:p>
        </text:list-item>
        <text:list-item>
          <text:p text:style-name="P50">insérer formulaire création documents de référence</text:p>
        </text:list-item>
        <text:list-item>
          <text:p text:style-name="P48">finir formulaire sauvegarde base données</text:p>
        </text:list-item>
        <text:list-item>
          <text:p text:style-name="P48">AJAX sur tous les formulaires</text:p>
        </text:list-item>
        <text:list-item>
          <text:p text:style-name="P48">créer imports enseignants, stagiaires (CSV, ...)</text:p>
        </text:list-item>
      </text:list>
      <text:p text:style-name="Standard"/>
      <text:p text:style-name="P32"><text:span text:style-name="T18">e</text:span>nseignant : </text:p>
      <text:list xml:id="list6562597933496348566" text:style-name="L4">
        <text:list-item>
          <text:p text:style-name="P51">infos</text:p>
        </text:list-item>
        <text:list-item>
          <text:p text:style-name="P53">Visite stagiare intégrer heure, finaliser modèle </text:p>
        </text:list-item>
        <text:list-item>
          <text:p text:style-name="P54">création stage : AJAX (select, update)</text:p>
        </text:list-item>
      </text:list>
      <text:p text:style-name="Standard"/>
      <text:p text:style-name="P33">tuteur :</text:p>
      <text:list xml:id="list7560582490503536219" text:style-name="L5">
        <text:list-item>
          <text:p text:style-name="P52">infos</text:p>
        </text:list-item>
        <text:list-item>
          <text:p text:style-name="P55">revoir accueil</text:p>
        </text:list-item>
        <text:list-item>
          <text:p text:style-name="P55">revoir stagiiare en responsabilites (liens vers enseignants)</text:p>
        </text:list-item>
      </text:list>
      <text:p text:style-name="Standard"/>
      <text:p text:style-name="P34">stagiaire : </text:p>
      <text:p text:style-name="P34">...</text:p>
      <text:p text:style-name="P39"/>
      <text:p text:style-name="P9">Sommaire :</text:p>
      <text:p text:style-name="P1"/>
      <text:p text:style-name="P1"/>
      <text:p text:style-name="P10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11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11"><text:a xlink:type="simple" xlink:href="#h.php19899ho8r">1.2 </text:a><text:a xlink:type="simple" xlink:href="#h.php19899ho8r">Outils</text:a></text:p>
      <text:p text:style-name="P11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11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11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10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11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11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11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12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12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12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12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11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11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12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12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12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12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12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12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11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12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12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12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12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12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11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12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12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12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93" text:outline-level="10"><text:bookmark text:name="h.3827la4op575"/>1 Définitions générales</text:h>
      <text:h text:style-name="P95" text:outline-level="10"><text:bookmark text:name="h.rqbg8uo79cla"/>1.1 Technologies employées</text:h>
      <text:list xml:id="list6363489396495946707" text:style-name="LS1">
        <text:list-item>
          <text:p text:style-name="P66">PHP</text:p>
        </text:list-item>
        <text:list-item>
          <text:p text:style-name="P66">base de données MySQL </text:p>
        </text:list-item>
        <text:list-item>
          <text:p text:style-name="P66">HTML + CSS + JAVASCRIPT</text:p>
        </text:list-item>
      </text:list>
      <text:h text:style-name="P96" text:outline-level="10"><text:bookmark text:name="h.php19899ho8r"/>1.2 Outils</text:h>
      <text:list xml:id="list875163593143021888" text:style-name="LS2">
        <text:list-item>
          <text:p text:style-name="P67">PHP version 5.3.2</text:p>
        </text:list-item>
        <text:list-item>
          <text:p text:style-name="P67">MySQL version </text:p>
        </text:list-item>
        <text:list-item>
          <text:p text:style-name="P67">HTML5 + CSS</text:p>
        </text:list-item>
        <text:list-item>
          <text:p text:style-name="P67">IDE : netbeans versions 7.1 à 8.0</text:p>
        </text:list-item>
        <text:list-item>
          <text:p text:style-name="P67">ArgoUML pour la documentation</text:p>
        </text:list-item>
      </text:list>
      <text:p text:style-name="P1"/>
      <text:h text:style-name="P96" text:outline-level="10"><text:bookmark text:name="h.q46gr0rc0a1m"/>1.3 Méthodologie de développement</text:h>
      <text:list xml:id="list2158392862714499067" text:style-name="LS3">
        <text:list-item>
          <text:p text:style-name="P68">XP “simplifié”</text:p>
        </text:list-item>
      </text:list>
      <text:p text:style-name="P1"/>
      <text:h text:style-name="P97" text:outline-level="10"><text:bookmark text:name="h.2l6cgq6mor6a"/>1.4 Mise en place de la charte graphique de l'application</text:h>
      <text:list xml:id="list2738670649462915512" text:style-name="LS4">
        <text:list-item>
          <text:p text:style-name="P69">framework CSS : bootstrap</text:p>
        </text:list-item>
        <text:list-item>
          <text:p text:style-name="P69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97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En tête</text:p>
            <text:p text:style-name="P17">(Exemple)</text:p>
          </table:table-cell>
          <table:table-cell table:style-name="Tableau1.A1" office:value-type="string">
            <text:list xml:id="list1930815218041150598" text:style-name="LS5">
              <text:list-item>
                <text:p text:style-name="P86">Logo établissement de formation</text:p>
              </text:list-item>
              <text:list-item>
                <text:p text:style-name="P86">Nom établissement</text:p>
              </text:list-item>
              <text:list-item>
                <text:p text:style-name="P86">spécialité associée au livret </text:p>
              </text:list-item>
              <text:list-item>
                <text:p text:style-name="P90">Nom de l'application</text:p>
              </text:list-item>
              <text:list-item>
                <text:p text:style-name="P90">Menu transversale (accueil, à propos, contact, ...)</text:p>
              </text:list-item>
              <text:list-item>
                <text:p text:style-name="P90">Informations sur la connexion : qui, rôle</text:p>
              </text:list-item>
            </text:list>
            <text:p text:style-name="P13"/>
          </table:table-cell>
        </table:table-row>
        <table:table-row>
          <table:table-cell table:style-name="Tableau1.A1" office:value-type="string">
            <text:p text:style-name="P17">Menu</text:p>
          </table:table-cell>
          <table:table-cell table:style-name="Tableau1.A1" office:value-type="string">
            <text:list xml:id="list5901239776763363026" text:style-name="LS6">
              <text:list-item>
                <text:p text:style-name="P87">Menu contextuel</text:p>
              </text:list-item>
            </text:list>
          </table:table-cell>
        </table:table-row>
        <table:table-row>
          <table:table-cell table:style-name="Tableau1.A1" office:value-type="string">
            <text:p text:style-name="P17">Bandeau (optionnel)</text:p>
          </table:table-cell>
          <table:table-cell table:style-name="Tableau1.A1" office:value-type="string">
            <text:list xml:id="list4552209785532140633" text:style-name="LS7">
              <text:list-item>
                <text:p text:style-name="P88">Informations liées à la page: informations caractéristique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Corps</text:p>
          </table:table-cell>
          <table:table-cell table:style-name="Tableau1.A1" office:value-type="string">
            <text:list xml:id="list3807406052682184316" text:style-name="LS8">
              <text:list-item>
                <text:p text:style-name="P91">formulaires</text:p>
              </text:list-item>
              <text:list-item>
                <text:p text:style-name="P91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Pied de page</text:p>
          </table:table-cell>
          <table:table-cell table:style-name="Tableau1.A1" office:value-type="string">
            <text:list xml:id="list5639570929591522449" text:style-name="LS9">
              <text:list-item>
                <text:p text:style-name="P92">Mentions légales</text:p>
              </text:list-item>
              <text:list-item>
                <text:p text:style-name="P92">Lois sur les ENT</text:p>
              </text:list-item>
              <text:list-item>
                <text:p text:style-name="P92">Partenaires</text:p>
              </text:list-item>
            </text:list>
          </table:table-cell>
        </table:table-row>
      </table:table>
      <text:p text:style-name="P1"/>
      <text:p text:style-name="P1"/>
      <text:h text:style-name="P94" text:outline-level="10"><text:bookmark text:name="h.bwzfcmx5k95s"/><text:soft-page-break/>2 Analyse UML</text:h>
      <text:h text:style-name="P95" text:outline-level="10"><text:bookmark text:name="h.o2h4ewjuiq8k"/>Étude des cas d’utilisation à partir du diagramme des flux et des MCT</text:h>
      <text:h text:style-name="P95" text:outline-level="10"><text:bookmark text:name="h.uenrny6dc1gh"/>2.1 Analyse MCT “définition”</text:h>
      <text:p text:style-name="P1">Découpage du MCT en deux parties : </text:p>
      <text:list xml:id="list3157602010770660490" text:style-name="LS10">
        <text:list-item>
          <text:p text:style-name="P70">Installation de l’application par l’administrateur de l’établissement : étapes 1,2,<text:span text:style-name="T13">3</text:span></text:p>
        </text:list-item>
        <text:list-item>
          <text:p text:style-name="P70">Définition des informations au sein de l’application par l’administrateur de l’application : étapes <text:span text:style-name="T14">4</text:span> à <text:span text:style-name="T14">10</text:span></text:p>
        </text:list-item>
      </text:list>
      <text:p text:style-name="P1"><text:span text:style-name="T15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N°</text:p>
          </table:table-cell>
          <table:table-cell table:style-name="Tableau2.A1" office:value-type="string">
            <text:p text:style-name="P15">Action</text:p>
          </table:table-cell>
          <table:table-cell table:style-name="Tableau2.A1" office:value-type="string">
            <text:p text:style-name="P15">vues associées</text:p>
          </table:table-cell>
        </table:table-row>
        <table:table-row>
          <table:table-cell table:style-name="Tableau2.A1" office:value-type="string">
            <text:p text:style-name="P15">0</text:p>
          </table:table-cell>
          <table:table-cell table:style-name="Tableau2.A1" office:value-type="string">
            <text:p text:style-name="P15">Présentation : le “welcome”</text:p>
          </table:table-cell>
          <table:table-cell table:style-name="Tableau2.A1" office:value-type="string">
            <text:p text:style-name="P16">0</text:p>
          </table:table-cell>
        </table:table-row>
        <table:table-row>
          <table:table-cell table:style-name="Tableau2.A1" office:value-type="string">
            <text:p text:style-name="P15">1</text:p>
          </table:table-cell>
          <table:table-cell table:style-name="Tableau2.A1" office:value-type="string">
            <text:p text:style-name="P15">Création base de données : nom associé à la formation</text:p>
          </table:table-cell>
          <table:table-cell table:style-name="Tableau2.A1" office:value-type="string">
            <text:p text:style-name="P16">1</text:p>
          </table:table-cell>
        </table:table-row>
        <table:table-row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Définition de l’administrateur de l’application</text:p>
          </table:table-cell>
          <table:table-cell table:style-name="Tableau2.A1" office:value-type="string">
            <text:p text:style-name="P16">2</text:p>
          </table:table-cell>
        </table:table-row>
        <table:table-row>
          <table:table-cell table:style-name="Tableau2.A1" office:value-type="string">
            <text:p text:style-name="P15">3</text:p>
          </table:table-cell>
          <table:table-cell table:style-name="Tableau2.A1" office:value-type="string">
            <text:p text:style-name="P15">Définition établissement</text:p>
          </table:table-cell>
          <table:table-cell table:style-name="Tableau2.A1" office:value-type="string">
            <text:p text:style-name="P16">3</text:p>
          </table:table-cell>
        </table:table-row>
        <table:table-row>
          <table:table-cell table:style-name="Tableau2.A1" office:value-type="string">
            <text:p text:style-name="P15">4</text:p>
          </table:table-cell>
          <table:table-cell table:style-name="Tableau2.A1" office:value-type="string">
            <text:p text:style-name="P15">Définition référentiel :</text:p>
            <text:list xml:id="list4631022976330870584" text:style-name="LS11">
              <text:list-item>
                <text:p text:style-name="P89">informations générales</text:p>
              </text:list-item>
              <text:list-item>
                <text:p text:style-name="P89">Document référence (sujet + description)</text:p>
              </text:list-item>
              <text:list-item>
                <text:p text:style-name="P89">Définition des activités</text:p>
              </text:list-item>
              <text:list-item>
                <text:p text:style-name="P89">Définition des compétences</text:p>
              </text:list-item>
              <text:list-item>
                <text:p text:style-name="P89">Définition des niveaux de compétences et autonomie (granularité)</text:p>
              </text:list-item>
            </text:list>
          </table:table-cell>
          <table:table-cell table:style-name="Tableau2.A1" office:value-type="string">
            <text:p text:style-name="P14"/>
            <text:p text:style-name="P16">4</text:p>
            <text:p text:style-name="P16">5.n</text:p>
            <text:p text:style-name="P16">6</text:p>
            <text:p text:style-name="P16">7</text:p>
            <text:p text:style-name="P16">8</text:p>
          </table:table-cell>
        </table:table-row>
        <table:table-row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5">Définition des promotions (élèves)</text:p>
          </table:table-cell>
          <table:table-cell table:style-name="Tableau2.A1" office:value-type="string">
            <text:p text:style-name="P16">9.n</text:p>
          </table:table-cell>
        </table:table-row>
        <table:table-row>
          <table:table-cell table:style-name="Tableau2.A1" office:value-type="string">
            <text:p text:style-name="P15">6</text:p>
          </table:table-cell>
          <table:table-cell table:style-name="Tableau2.A1" office:value-type="string">
            <text:p text:style-name="P15">Définition des enseignants et association avec les promotions</text:p>
          </table:table-cell>
          <table:table-cell table:style-name="Tableau2.A1" office:value-type="string">
            <text:p text:style-name="P16">10.n</text:p>
          </table:table-cell>
        </table:table-row>
        <table:table-row>
          <table:table-cell table:style-name="Tableau2.A1" office:value-type="string">
            <text:p text:style-name="P15">7</text:p>
          </table:table-cell>
          <table:table-cell table:style-name="Tableau2.A1" office:value-type="string">
            <text:p text:style-name="P15">Finalisation : démarrage de l’application</text:p>
          </table:table-cell>
          <table:table-cell table:style-name="Tableau2.A1" office:value-type="string">
            <text:p text:style-name="P16">11</text:p>
          </table:table-cell>
        </table:table-row>
      </table:table>
      <text:p text:style-name="P1"/>
      <text:h text:style-name="P95" text:outline-level="10"><text:bookmark text:name="h.6paa2g3zjh94"/>2.2 Scénario n°1 : installation de l’application</text:h>
      <text:h text:style-name="P98" text:outline-level="10"><text:bookmark text:name="h.3cxbc5mhbjts"/>2.2.1 Réalisation n°1 : mise en place de l’architecture MVC</text:h>
      <text:p text:style-name="P1"/>
      <text:p text:style-name="P8">voir doc papier …</text:p>
      <text:list xml:id="list3127868983015817757" text:style-name="LS12">
        <text:list-item>
          <text:p text:style-name="P71">Utilisation de patrons pour les vues et formulaires</text:p>
          <text:list>
            <text:list-item>
              <text:p text:style-name="P71">balises utilisées dans le patron pour gérer dynamiquement le contenu. Utilisation d’un cache.</text:p>
            </text:list-item>
          </text:list>
        </text:list-item>
        <text:list-item>
          <text:p text:style-name="P71">Mise en place d’un historique pour les états des contrôleurs dans la SESSION. États reconnus : </text:p>
          <text:list>
            <text:list-item>
              <text:p text:style-name="P71">Idle</text:p>
            </text:list-item>
            <text:list-item>
              <text:p text:style-name="P71">Running</text:p>
            </text:list-item>
            <text:list-item>
              <text:p text:style-name="P71">Stopped</text:p>
            </text:list-item>
            <text:list-item>
              <text:p text:style-name="P71">Terminated</text:p>
            </text:list-item>
            <text:list-item>
              <text:p text:style-name="P71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98" text:outline-level="10"><text:bookmark text:name="h.vamveo1kv6c0"/>2.2.2 Réalisation n°2 : étape n°0 : présentation</text:h>
      <text:p text:style-name="P7"/>
      <text:list xml:id="list3757299445645968959" text:style-name="LS13">
        <text:list-item>
          <text:p text:style-name="P72">Mise en place d’une page licence avec obligation d’approbation</text:p>
          <text:list>
            <text:list-item>
              <text:p text:style-name="P72">Mise en place d’une logique de gestion des données utilisateur au niveau des vues : </text:p>
              <text:list>
                <text:list-item>
                  <text:p text:style-name="P84">données GET : redirection vers un autre controlleur</text:p>
                </text:list-item>
                <text:list-item>
                  <text:p text:style-name="P72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72">Gestion basique de la version du logiciel </text:p>
        </text:list-item>
        <text:list-item>
          <text:p text:style-name="P72">Mise en place d’un “logger” (pattern singleton)</text:p>
        </text:list-item>
      </text:list>
      <text:p text:style-name="P35"/>
      <text:p text:style-name="P37">2.2.3 Réalisation n°3 : gestion des formulaires et données du client</text:p>
      <text:p text:style-name="P23">Chaque VUE est associée à un MODEL qui possède des propriétés associées au PATRON de la VUE.</text:p>
      <text:p text:style-name="P23">Ce PATRON possède des éléments <text:span text:style-name="T10">HTML </text:span>de formulaire qui utilisent dans les 'name' les noms des propriétés du MODEL. </text:p>
      <text:p text:style-name="P19"/>
      <text:p text:style-name="P19">On <text:span text:style-name="T8">va donc </text:span>réalise<text:span text:style-name="T8">r</text:span> un traitement qui va adapter les données brutes du POST pour les structurer ainsi : </text:p>
      <text:list xml:id="list3939424686329351551" text:style-name="L6">
        <text:list-item>
          <text:p text:style-name="P56">structure simple :</text:p>
        </text:list-item>
      </text:list>
      <text:list xml:id="list8584920582997550957" text:style-name="L7">
        <text:list-item>
          <text:p text:style-name="P57">array( nom_propriété_model =&gt; valeur, …)</text:p>
        </text:list-item>
      </text:list>
      <text:list xml:id="list193628676322502" text:continue-list="list3939424686329351551" text:style-name="L6">
        <text:list-item>
          <text:p text:style-name="P56">structure avec paramètres : <text:span text:style-name="T8">constructeur de propriété avec argument(s)</text:span></text:p>
        </text:list-item>
      </text:list>
      <text:list xml:id="list665073996231890362" text:style-name="L8">
        <text:list-item>
          <text:p text:style-name="P58">array( nom_propriété_model =&gt; array(valeur principale, argument1, argument2,…), …)</text:p>
        </text:list-item>
      </text:list>
      <text:list xml:id="list193628740010735" text:continue-list="list193628676322502" text:style-name="L6">
        <text:list-item>
          <text:p text:style-name="P56">structure hiérarchisée : <text:span text:style-name="T8">liste utilisée comme propriété dans le MODEL</text:span></text:p>
        </text:list-item>
      </text:list>
      <text:list xml:id="list2479392105483763052" text:style-name="L9">
        <text:list-item>
          <text:p text:style-name="P59">array(</text:p>
        </text:list-item>
      </text:list>
      <text:p text:style-name="P20"><text:tab/><text:tab/><text:span text:style-name="T6">clé1 =&gt; array( </text:span>nom_propriété_model =&gt; valeur, …<text:span text:style-name="T7">),</text:span></text:p>
      <text:p text:style-name="P20"><text:tab/><text:tab/><text:span text:style-name="T7">clé2 =&gt; …</text:span></text:p>
      <text:p text:style-name="P20"><text:tab/><text:tab/><text:span text:style-name="T7">)</text:span></text:p>
      <text:list xml:id="list193627138960212" text:continue-list="list193628740010735" text:style-name="L6">
        <text:list-item>
          <text:p text:style-name="P56">structure hiérarchisée avec paramètres : <text:span text:style-name="T8">combinaison des cas précédents</text:span></text:p>
        </text:list-item>
      </text:list>
      <text:list xml:id="list1857540250073052574" text:style-name="L10">
        <text:list-item>
          <text:p text:style-name="P60">array(</text:p>
        </text:list-item>
      </text:list>
      <text:p text:style-name="P20"><text:tab/><text:tab/><text:span text:style-name="T6">clé1 =&gt; array( </text:span>nom_propriété_model =&gt; array(valeur principale, argument1, …), …<text:span text:style-name="T7">),</text:span></text:p>
      <text:p text:style-name="P28"><text:tab/><text:tab/>clé2 =&gt; …</text:p>
      <text:p text:style-name="P20"><text:tab/><text:tab/><text:span text:style-name="T7">)</text:span></text:p>
      <text:list xml:id="list386303094462808546" text:style-name="L11">
        <text:list-item>
          <text:p text:style-name="P61">nom_propriété_model est le nom d'une propriété de la classe model associée à la vue. </text:p>
        </text:list-item>
        <text:list-item>
          <text:p text:style-name="P61">argument1,2,..,n sont des « aides » pour le dépouillement des informations côté <text:span text:style-name="T8">contrôleur</text:span> : clés numériques ou non. Elles peuvent servir d'indices pour des tableaux ou autre</text:p>
        </text:list-item>
      </text:list>
      <text:p text:style-name="P20"/>
      <text:p text:style-name="P21"><text:span text:style-name="T11">Correspondance</text:span> dans la VUE de formats de données <text:span text:style-name="T9">associé à l'attribut 'name'</text:span> : </text:p>
      <text:list xml:id="list5986409631045097595" text:style-name="L12">
        <text:list-item>
          <text:p text:style-name="P62"><text:span text:style-name="T2">nom_propriété_model</text:span><text:span text:style-name="T5"> =&gt; valeur</text:span></text:p>
        </text:list-item>
        <text:list-item>
          <text:p text:style-name="P62"><text:span text:style-name="T2">nom_propriété_model</text:span><text:span text:style-name="T4">#</text:span><text:span text:style-name="T2">argument1#argument2</text:span><text:span text:style-name="T5"> =&gt; valeur principale</text:span></text:p>
        </text:list-item>
        <text:list-item>
          <text:p text:style-name="P62"><text:span text:style-name="T2">nom_propriété_model#</text:span><text:span text:style-name="T4">#</text:span><text:span text:style-name="T3">clé1</text:span><text:span text:style-name="T5"> =&gt; valeur </text:span></text:p>
        </text:list-item>
        <text:list-item>
          <text:p text:style-name="P62"><text:span text:style-name="T2">nom_propriété_model#</text:span><text:span text:style-name="T4">#</text:span><text:span text:style-name="T3">clé1#</text:span><text:span text:style-name="T2">argument1#argument2</text:span><text:span text:style-name="T5"> =&gt; valeur principale</text:span></text:p>
        </text:list-item>
      </text:list>
      <text:p text:style-name="P22"/>
      <text:p text:style-name="P24">ici, <text:span text:style-name="T12">'</text:span>valeur<text:span text:style-name="T12">'</text:span> et <text:span text:style-name="T12">'</text:span>valeur principale<text:span text:style-name="T12">'</text:span> sont fournis par les éléments HTML du formulaire.</text:p>
      <text:p text:style-name="P24"/>
      <text:p text:style-name="P38">2.2.3 Réalisation n°<text:span text:style-name="T16">4</text:span> : <text:span text:style-name="T16">automatisation - MODEL, CONTROLEUR</text:span></text:p>
      <text:p text:style-name="P27">Afin de faciliter <text:span text:style-name="T17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27"/>
      <text:p text:style-name="P25">Le séquencement est le suivant au sein du contrôleur : </text:p>
      <text:list xml:id="list85950085975799529" text:style-name="L13">
        <text:list-item>
          <text:p text:style-name="P63">extraction des paramètres du formulaire de la vue (réalisation précédente)</text:p>
        </text:list-item>
        <text:list-item>
          <text:p text:style-name="P63">filtrage éventuel des paramètres.</text:p>
        </text:list-item>
        <text:list-item>
          <text:p text:style-name="P63">initialisation des membres du modèle.</text:p>
        </text:list-item>
      </text:list>
      <text:p text:style-name="P26"/>
      <text:p text:style-name="P1"/>
      <text:h text:style-name="Heading_20_3" text:outline-level="10"><text:bookmark text:name="h.3fstp36b8k2b"/>2.2.3 Réalisation n°3 : étape n°1 : création de la base de données </text:h>
      <text:p text:style-name="P1"/>
      <text:list xml:id="list3045943379772757909" text:style-name="LS14">
        <text:list-item>
          <text:p text:style-name="P73"><text:soft-page-break/>Pour le formulaire, création d’une classe “container” qui possède les attributs adéquates pour le formulaire (champs informationnels)</text:p>
        </text:list-item>
        <text:list-item>
          <text:p text:style-name="P73">Le nom des attributs est <text:s/>directement lié à celui des membres des classes du “modèle” correspondant</text:p>
          <text:list>
            <text:list-item>
              <text:p text:style-name="P73">Ces “containers” possèdent des méthodes pour :</text:p>
              <text:list>
                <text:list-item>
                  <text:p text:style-name="P73">accéder aux attributs (getters/ setters)</text:p>
                </text:list-item>
                <text:list-item>
                  <text:p text:style-name="P73">lister les attributs </text:p>
                </text:list-item>
              </text:list>
            </text:list-item>
          </text:list>
        </text:list-item>
        <text:list-item>
          <text:p text:style-name="P73">Pour les “builder” de vues, utilisation de tableaux associatifs :</text:p>
          <text:list>
            <text:list-item>
              <text:p text:style-name="P73">Nom de la structure (header, body, etc) =&gt; tableau (key =&gt; value)</text:p>
            </text:list-item>
            <text:list-item>
              <text:p text:style-name="P73">ces associations sont réalisées dans le contrôleur.</text:p>
            </text:list-item>
          </text:list>
        </text:list-item>
        <text:list-item>
          <text:p text:style-name="P73">Voir les diags de séquences</text:p>
        </text:list-item>
        <text:list-item>
          <text:p text:style-name="P73">Gestion des erreurs </text:p>
          <text:list>
            <text:list-item>
              <text:p text:style-name="P73">utilisateur : </text:p>
              <text:list>
                <text:list-item>
                  <text:p text:style-name="P73">mauvaise entrée sur formulaire -&gt; <text:s/>retour sur formulaire</text:p>
                </text:list-item>
                <text:list-item>
                  <text:p text:style-name="P73">mauvaise URL -&gt; redirection vers page 404 <text:s/>puis vers le “home”</text:p>
                </text:list-item>
              </text:list>
            </text:list-item>
            <text:list-item>
              <text:p text:style-name="P73">externe : </text:p>
              <text:list>
                <text:list-item>
                  <text:p text:style-name="P73">service externe inopérant (base données, …) -&gt; action administrateur requise -&gt; exit </text:p>
                </text:list-item>
              </text:list>
            </text:list-item>
            <text:list-item>
              <text:p text:style-name="P73">interne : </text:p>
              <text:list>
                <text:list-item>
                  <text:p text:style-name="P73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73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73">techniquement :</text:p>
              <text:list>
                <text:list-item>
                  <text:p text:style-name="P73">les contrôleurs gèrent les exceptions (bloc try/catch)</text:p>
                </text:list-item>
                <text:list-item>
                  <text:p text:style-name="P73">les objet dépendants lèvent les exceptions éventuelles</text:p>
                </text:list-item>
                <text:list-item>
                  <text:p text:style-name="P73">utilisation de l’héritage sur les exception pour les filtrer au niveau du catch </text:p>
                </text:list-item>
                <text:list-item>
                  <text:p text:style-name="P73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98" text:outline-level="10"><text:bookmark text:name="h.fwvizbs7wrvi"/>2.2.4 Réalisation n°4 : étape n°2 : définition de l’administrateur de l’application</text:h>
      <text:p text:style-name="P1"/>
      <text:list xml:id="list2766119849058473271" text:style-name="LS15">
        <text:list-item>
          <text:p text:style-name="P74">Envoyer un mél à l’administrateur pour lui fournir les informations d’accès</text:p>
        </text:list-item>
      </text:list>
      <text:p text:style-name="P1"/>
      <text:p text:style-name="P7">2.2.4 Réalisation n°5 : étape n°3 : définition de l’établissement</text:p>
      <text:list xml:id="list2499697398683623874" text:style-name="LS16">
        <text:list-item>
          <text:p text:style-name="P75">Utilisation d’un logo?</text:p>
        </text:list-item>
      </text:list>
      <text:p text:style-name="P1"/>
      <text:p text:style-name="P7">2.2.4 Réalisation n°6 : étape n°7 : finalisation.</text:p>
      <text:list xml:id="list4341714476697366436" text:style-name="LS17">
        <text:list-item>
          <text:p text:style-name="P76">Déploiement de l’application <text:s/>: décompression dans le répertoire d’installation </text:p>
        </text:list-item>
        <text:list-item>
          <text:p text:style-name="P76">Paramétrage pour l’accès à la base de données</text:p>
        </text:list-item>
        <text:list-item>
          <text:p text:style-name="P76">Écran de finalisation</text:p>
        </text:list-item>
      </text:list>
      <text:p text:style-name="P18"/>
      <text:h text:style-name="P97" text:outline-level="10"><text:bookmark text:name="h.tjdqf3es1j43"/>2.3 Scénario n°2 : paramétrage des informations pédagogiques</text:h>
      <text:p text:style-name="P7">2.3.1 Réalisation n°1 : identification de l’administrateur</text:p>
      <text:list xml:id="list3452834531462783900" text:style-name="LS18">
        <text:list-item>
          <text:p text:style-name="P77">Écran de LOGIN</text:p>
        </text:list-item>
        <text:list-item>
          <text:p text:style-name="P77">Identification de l’administrateur</text:p>
        </text:list-item>
        <text:list-item>
          <text:p text:style-name="P77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<text:soft-page-break/>Contenu du header :</text:p>
      <text:list xml:id="list76" text:style-name="LS5">
        <text:list-item>
          <text:p text:style-name="P85">Nom établissement</text:p>
        </text:list-item>
        <text:list-item>
          <text:p text:style-name="P85">spécialité associée au livret </text:p>
        </text:list-item>
        <text:list-item>
          <text:p text:style-name="P85">Année scolaire</text:p>
        </text:list-item>
        <text:list-item>
          <text:p text:style-name="P78">Nom de l'application</text:p>
        </text:list-item>
        <text:list-item>
          <text:p text:style-name="P78">Menu transversale (Logout, Contact)</text:p>
        </text:list-item>
        <text:list-item>
          <text:p text:style-name="P78">Informations sur la connection : qui, rôle</text:p>
        </text:list-item>
      </text:list>
      <text:p text:style-name="P1"/>
      <text:p text:style-name="P7">2.3.2 Réalisation n°2 : étape n°4 : définition du référentiel</text:p>
      <text:p text:style-name="P1">Tables à modifier dans l’ordre:</text:p>
      <text:list xml:id="list7506374748355363816" text:style-name="LS19">
        <text:list-item>
          <text:p text:style-name="P79">Année</text:p>
        </text:list-item>
        <text:list-item>
          <text:p text:style-name="P79">Referentiel_de_formation</text:p>
        </text:list-item>
        <text:list-item>
          <text:p text:style-name="P79">Fonction</text:p>
        </text:list-item>
        <text:list-item>
          <text:p text:style-name="P79">Activité</text:p>
        </text:list-item>
        <text:list-item>
          <text:p text:style-name="P79">Compétence</text:p>
        </text:list-item>
      </text:list>
      <text:p text:style-name="P1">Menus correspondants : Réferentiel de formation(inclus Année), Fonction, Activité, Compétence</text:p>
      <text:p text:style-name="P7"/>
      <text:p text:style-name="P7">2.3.3 Réalisation n°3 : étape n°5 : définition des promotions et enseignants</text:p>
      <text:p text:style-name="P1">Tables à modifier dans l’ordre:</text:p>
      <text:list xml:id="list6347932863847695412" text:style-name="LS20">
        <text:list-item>
          <text:p text:style-name="P80">Promotion</text:p>
        </text:list-item>
        <text:list-item>
          <text:p text:style-name="P80">Enseignant</text:p>
        </text:list-item>
      </text:list>
      <text:p text:style-name="P1">Menus correspondants : Promotion, Enseignants</text:p>
      <text:p text:style-name="P7">2.3.4 Réalisation n°4 : étape n°4 : définition des stagiaires</text:p>
      <text:list xml:id="list5411805453963365356" text:style-name="LS21">
        <text:list-item>
          <text:p text:style-name="P81">Table concernée : Stagiaire</text:p>
        </text:list-item>
      </text:list>
      <text:p text:style-name="P1">Menus correspondants <text:s/>: stagiaire</text:p>
      <text:p text:style-name="P7">2.3.5 Réalisation n°5 : étape n°4 : définition des périodes de stages</text:p>
      <text:list xml:id="list90" text:style-name="LS21">
        <text:list-item>
          <text:p text:style-name="P81">Table concernée : Stage</text:p>
          <text:list>
            <text:list-item>
              <text:p text:style-name="P81">colonnes : </text:p>
              <text:list>
                <text:list-item>
                  <text:p text:style-name="P81">stg_denomination_periode, </text:p>
                </text:list-item>
                <text:list-item>
                  <text:p text:style-name="P81">stg_date_debut, </text:p>
                </text:list-item>
                <text:list-item>
                  <text:p text:style-name="P81">stg_date_fin</text:p>
                </text:list-item>
              </text:list>
            </text:list-item>
          </text:list>
        </text:list-item>
        <text:list-item>
          <text:p text:style-name="P81">Est “fonction” de la promotion (transitivité via stagiaire)</text:p>
        </text:list-item>
      </text:list>
      <text:p text:style-name="P1"/>
      <text:p text:style-name="P7">2.3.6 Réalisation n°6 : étape n°4 : ajout de fonctions d’administration</text:p>
      <text:list xml:id="list96" text:style-name="LS21">
        <text:list-item>
          <text:p text:style-name="P81">Modification de l’administrateur (identité, mot de passe)</text:p>
          <text:list>
            <text:list-item>
              <text:p text:style-name="P81">Table concernée : Utilisateurs</text:p>
            </text:list-item>
          </text:list>
        </text:list-item>
        <text:list-item>
          <text:p text:style-name="P81">Archivage de la base de données</text:p>
        </text:list-item>
      </text:list>
      <text:p text:style-name="P1"/>
      <text:h text:style-name="P95" text:outline-level="10"><text:bookmark text:name="h.8oq3ypccrtne"/>2.4 Scénario n°3 : Gestion des enseignants</text:h>
      <text:h text:style-name="P98" text:outline-level="10"><text:bookmark text:name="h.tqf5tfy8ezrl"/>2.4.1 Réalisation n°1 : accès portail enseignant</text:h>
      <text:p text:style-name="P1">Contenu du portail : </text:p>
      <text:list xml:id="list1613895338938504068" text:style-name="LS22">
        <text:list-item>
          <text:p text:style-name="P82">Informations nouvelles : </text:p>
          <text:list>
            <text:list-item>
              <text:p text:style-name="P82">Visites programmées</text:p>
            </text:list-item>
            <text:list-item>
              <text:p text:style-name="P82">Notification de messages (collègues, tuteurs, stagiaires) </text:p>
            </text:list-item>
          </text:list>
        </text:list-item>
      </text:list>
      <text:list xml:id="list3135934007103658565" text:style-name="LS23">
        <text:list-item>
          <text:p text:style-name="P83">Création de stage : voir MCT “initialisation du stage”</text:p>
        </text:list-item>
        <text:list-item>
          <text:p text:style-name="P83">Contacter des collègues, tuteurs, stagiaires</text:p>
        </text:list-item>
        <text:list-item>
          <text:p text:style-name="P83">Définir des visites de stagiaire : </text:p>
          <text:list>
            <text:list-item>
              <text:p text:style-name="P83">Choix stagiaire</text:p>
            </text:list-item>
            <text:list-item>
              <text:p text:style-name="P83">agenda visible des autres enseignant et des tuteurs concernés</text:p>
            </text:list-item>
          </text:list>
        </text:list-item>
        <text:list-item>
          <text:p text:style-name="P83"><text:soft-page-break/>Renseigner le journal des visites de stage</text:p>
        </text:list-item>
        <text:list-item>
          <text:p text:style-name="P83">Validation du stage et génération des synthèses</text:p>
        </text:list-item>
      </text:list>
      <text:p text:style-name="P1"/>
      <text:h text:style-name="P98" text:outline-level="10"><text:bookmark text:name="h.j0zs0gif4ozs"/>2.4.2 Réalisation n°2 : création de stage</text:h>
      <text:list xml:id="list109" text:style-name="LS21">
        <text:list-item>
          <text:p text:style-name="P81">Table concernée : Stage</text:p>
          <text:list>
            <text:list-item>
              <text:p text:style-name="P81">colonnes : </text:p>
              <text:list>
                <text:list-item>
                  <text:p text:style-name="P81">stg_status_stage (cree, en_cours, fini, interrompu, valide)</text:p>
                </text:list-item>
                <text:list-item>
                  <text:p text:style-name="P81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98" text:outline-level="10"><text:bookmark text:name="h.gcx584m0sfto"/>2.4.3 Réalisation n°3 : contacts</text:h>
      <text:h text:style-name="P98" text:outline-level="10">2.4.4 Réalisation n°4 : définir les visites de stage</text:h>
      <text:h text:style-name="P98" text:outline-level="10">2.4.5 Réalisation n°5 : renseigner le journal des visites</text:h>
      <text:h text:style-name="P98" text:outline-level="10">2.4.6 Réalisation n°6 : validation du stage, génération des synthèses</text:h>
      <text:p text:style-name="P7"/>
      <text:h text:style-name="P95" text:outline-level="10"><text:bookmark text:name="h.fbkcfzcpoxdi"/>2.5 Scénario n°4 : Gestion des tuteurs</text:h>
      <text:h text:style-name="P98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82">Informations nouvelles : </text:p>
          <text:list>
            <text:list-item>
              <text:p text:style-name="P82">Visites programmées</text:p>
            </text:list-item>
            <text:list-item>
              <text:p text:style-name="P82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83">Consultation de l’identité des stagiaire </text:p>
        </text:list-item>
        <text:list-item>
          <text:p text:style-name="P83">Contacter des professeurs, tuteurs, stagiaires</text:p>
        </text:list-item>
        <text:list-item>
          <text:p text:style-name="P83">Définir des les activités du stagiaire : </text:p>
          <text:list>
            <text:list-item>
              <text:p text:style-name="P83">Choix stagiaire</text:p>
            </text:list-item>
            <text:list-item>
              <text:p text:style-name="P83">activités liées à un agenda…. à voir </text:p>
            </text:list-item>
          </text:list>
        </text:list-item>
        <text:list-item>
          <text:p text:style-name="P83">Évaluer un stagiaire</text:p>
        </text:list-item>
      </text:list>
      <text:p text:style-name="P1"/>
      <text:h text:style-name="P98" text:outline-level="10"><text:bookmark text:name="h.w2ton8ctalo5"/>2.5.2 Réalisation n°2 : consultation de l’identité des stagiaires</text:h>
      <text:h text:style-name="P98" text:outline-level="10">2.5.3 Réalisation n°3 : contacts</text:h>
      <text:h text:style-name="P98" text:outline-level="10">2.5.4 Réalisation n°4 : définir les activités du stagiaire</text:h>
      <text:h text:style-name="P98" text:outline-level="10">2.5.5 Réalisation n°5 : Évaluer le stagiaire</text:h>
      <text:h text:style-name="P98" text:outline-level="10"/>
      <text:h text:style-name="P95" text:outline-level="10"><text:bookmark text:name="h.tbb000r9vlr9"/>2.6 Scénario n°4 : Gestion des stagiaires</text:h>
      <text:h text:style-name="P98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82">Informations nouvelles : </text:p>
          <text:list>
            <text:list-item>
              <text:p text:style-name="P82">Visites programmées</text:p>
            </text:list-item>
            <text:list-item>
              <text:p text:style-name="P82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83">Renseigner le journal des activités</text:p>
        </text:list-item>
        <text:list-item>
          <text:p text:style-name="P83">Contacter des professeurs, tuteurs</text:p>
        </text:list-item>
      </text:list>
      <text:p text:style-name="P1"/>
      <text:h text:style-name="P98" text:outline-level="10"><text:bookmark text:name="h.zbv0h7frv5eu"/><text:soft-page-break/>2.6.2 Réalisation n°2 : Renseigner le journal des activités</text:h>
      <text:h text:style-name="P98" text:outline-level="10">2.6.3 Réalisation n°3 : contacts</text:h>
      <text:p text:style-name="P7"/>
      <text:p text:style-name="P1"/>
      <text:p text:style-name="P1"/>
      <text:p text:style-name="P4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" style:list-style-name="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0</text:page-number></text:span><text:span text:style-name="MT1"> sur </text:span><text:span text:style-name="MT1"><text:page-count>10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1</meta:editing-cycles>
    <dc:date>2015-08-15T19:36:26.683331638</dc:date>
    <meta:editing-duration>P31DT19M18S</meta:editing-duration>
    <meta:document-statistic meta:table-count="2" meta:image-count="0" meta:object-count="0" meta:page-count="10" meta:paragraph-count="319" meta:word-count="2057" meta:character-count="12880" meta:non-whitespace-character-count="11244"/>
  </office:meta>
</office:document-meta>
</file>